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bc439f"/>
    </style:style>
    <style:style style:name="P4" style:family="paragraph" style:parent-style-name="Text_20_body">
      <loext:graphic-properties draw:fill="none"/>
      <style:paragraph-properties fo:margin-left="0cm" fo:margin-right="0cm" fo:text-indent="0cm" style:auto-text-indent="false" fo:background-color="transparent"/>
      <style:text-properties officeooo:paragraph-rsid="03bd1637"/>
    </style:style>
    <style:style style:name="P5" style:family="paragraph" style:parent-style-name="headline1"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3c255b9"/>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31a8078" style:font-size-asian="12pt" style:font-size-complex="12pt"/>
    </style:style>
    <style:style style:name="T4" style:family="text">
      <style:text-properties style:font-name="DejaVu Sans" fo:font-size="12pt" officeooo:rsid="02d42776" style:font-size-asian="12pt" style:font-size-complex="12pt"/>
    </style:style>
    <style:style style:name="T5" style:family="text">
      <style:text-properties style:font-name="DejaVu Sans" fo:font-size="12pt" officeooo:rsid="032a0c20" style:font-size-asian="12pt" style:font-size-complex="12pt"/>
    </style:style>
    <style:style style:name="T6" style:family="text">
      <style:text-properties style:font-name="DejaVu Sans" fo:font-size="12pt" fo:font-weight="bold" style:font-size-asian="12pt" style:font-weight-asian="bold" style:font-size-complex="12pt" style:font-weight-complex="bold"/>
    </style:style>
    <style:style style:name="T7" style:family="text">
      <style:text-properties style:font-name="DejaVu Sans" fo:font-size="26pt" style:font-size-asian="26pt" style:font-size-complex="26pt"/>
    </style:style>
    <style:style style:name="T8" style:family="text">
      <style:text-properties fo:color="#000000" style:text-position="12% 100%" style:font-name="Aharoni CLM" fo:font-size="22pt" style:font-size-asian="22pt" style:font-size-complex="22pt"/>
    </style:style>
    <style:style style:name="T9" style:family="text">
      <style:text-properties fo:color="#000000" style:text-position="12% 100%" style:font-name="Aharoni CLM" fo:font-size="22pt" officeooo:rsid="039b8e73" style:font-size-asian="22pt" style:font-size-complex="22pt"/>
    </style:style>
    <style:style style:name="T10" style:family="text">
      <style:text-properties fo:color="#000000" style:text-position="12% 100%" style:font-name="Aharoni CLM" fo:font-size="22pt" officeooo:rsid="03ae3dfe" style:font-size-asian="22pt" style:font-size-complex="22pt"/>
    </style:style>
    <style:style style:name="T11" style:family="text">
      <style:text-properties fo:color="#000000" style:text-position="12% 100%" style:font-name="Aharoni CLM" fo:font-size="22pt" officeooo:rsid="03c255b9" style:font-size-asian="22pt" style:font-size-complex="22pt"/>
    </style:style>
    <style:style style:name="T12" style:family="text">
      <style:text-properties fo:color="#000000" style:font-name="DejaVu Sans" fo:font-size="12pt" style:font-size-asian="12pt" style:font-size-complex="12pt"/>
    </style:style>
    <style:style style:name="T13" style:family="text">
      <style:text-properties fo:color="#000000" style:font-name="DejaVu Sans" fo:font-size="12pt" officeooo:rsid="02d1e348" style:font-size-asian="12pt" style:font-size-complex="12pt"/>
    </style:style>
    <style:style style:name="T14" style:family="text">
      <style:text-properties fo:color="#000000" style:font-name="DejaVu Sans" fo:font-size="12pt" officeooo:rsid="02ffbc80" style:font-size-asian="12pt" style:font-size-complex="12pt"/>
    </style:style>
    <style:style style:name="T15" style:family="text">
      <style:text-properties fo:color="#000000" style:font-name="DejaVu Sans" fo:font-size="12pt" officeooo:rsid="03179547" style:font-size-asian="12pt" style:font-size-complex="12pt"/>
    </style:style>
    <style:style style:name="T16" style:family="text">
      <style:text-properties fo:color="#000000" style:font-name="DejaVu Sans" fo:font-size="12pt" officeooo:rsid="033b1af3" style:font-size-asian="12pt" style:font-size-complex="12pt"/>
    </style:style>
    <style:style style:name="T17" style:family="text">
      <style:text-properties fo:color="#000000" style:font-name="DejaVu Sans" fo:font-size="12pt" officeooo:rsid="033bba49" style:font-size-asian="12pt" style:font-size-complex="12pt"/>
    </style:style>
    <style:style style:name="T18" style:family="text">
      <style:text-properties fo:color="#000000" style:font-name="DejaVu Sans" fo:font-size="12pt" officeooo:rsid="02dab7e7" style:font-size-asian="12pt" style:font-size-complex="12pt"/>
    </style:style>
    <style:style style:name="T19" style:family="text">
      <style:text-properties fo:color="#000000" style:font-name="DejaVu Sans" fo:font-size="12pt" officeooo:rsid="0329002d" style:font-size-asian="12pt" style:font-size-complex="12pt"/>
    </style:style>
    <style:style style:name="T20" style:family="text">
      <style:text-properties fo:color="#000000" style:font-name="DejaVu Sans" fo:font-size="12pt" officeooo:rsid="031ebc8e" style:font-size-asian="12pt" style:font-size-complex="12pt"/>
    </style:style>
    <style:style style:name="T21" style:family="text">
      <style:text-properties fo:color="#000000" style:font-name="DejaVu Sans" fo:font-size="12pt" officeooo:rsid="031beaab" style:font-size-asian="12pt" style:font-size-complex="12pt"/>
    </style:style>
    <style:style style:name="T22" style:family="text">
      <style:text-properties fo:color="#000000" style:font-name="DejaVu Sans" fo:font-size="12pt" officeooo:rsid="033ed18c" style:font-size-asian="12pt" style:font-size-complex="12pt"/>
    </style:style>
    <style:style style:name="T23" style:family="text">
      <style:text-properties fo:color="#000000" style:font-name="DejaVu Sans" fo:font-size="12pt" officeooo:rsid="0306e546" style:font-size-asian="12pt" style:font-size-complex="12pt"/>
    </style:style>
    <style:style style:name="T24" style:family="text">
      <style:text-properties fo:color="#000000" style:font-name="DejaVu Sans" fo:font-size="12pt" officeooo:rsid="03329e4b" style:font-size-asian="12pt" style:font-size-complex="12pt"/>
    </style:style>
    <style:style style:name="T25" style:family="text">
      <style:text-properties fo:color="#000000" style:font-name="DejaVu Sans" fo:font-size="12pt" officeooo:rsid="033d14e7" style:font-size-asian="12pt" style:font-size-complex="12pt"/>
    </style:style>
    <style:style style:name="T26" style:family="text">
      <style:text-properties fo:color="#000000" style:font-name="DejaVu Sans" fo:font-size="12pt" officeooo:rsid="033f0ac5" style:font-size-asian="12pt" style:font-size-complex="12pt"/>
    </style:style>
    <style:style style:name="T27" style:family="text">
      <style:text-properties fo:color="#000000" style:font-name="DejaVu Sans" fo:font-size="12pt" officeooo:rsid="032099ea" style:font-size-asian="12pt" style:font-size-complex="12pt"/>
    </style:style>
    <style:style style:name="T28" style:family="text">
      <style:text-properties fo:color="#000000" style:font-name="DejaVu Sans" fo:font-size="12pt" officeooo:rsid="030a189e" style:font-size-asian="12pt" style:font-size-complex="12pt"/>
    </style:style>
    <style:style style:name="T29" style:family="text">
      <style:text-properties fo:color="#000000" style:font-name="DejaVu Sans" fo:font-size="12pt" officeooo:rsid="0318c104" style:font-size-asian="12pt" style:font-size-complex="12pt"/>
    </style:style>
    <style:style style:name="T30" style:family="text">
      <style:text-properties fo:color="#000000" style:font-name="DejaVu Sans" fo:font-size="12pt" officeooo:rsid="0340b0f8" style:font-size-asian="12pt" style:font-size-complex="12pt"/>
    </style:style>
    <style:style style:name="T31" style:family="text">
      <style:text-properties fo:color="#000000" style:font-name="DejaVu Sans" fo:font-size="12pt" officeooo:rsid="03439626" style:font-size-asian="12pt" style:font-size-complex="12pt"/>
    </style:style>
    <style:style style:name="T32" style:family="text">
      <style:text-properties fo:color="#000000" style:font-name="DejaVu Sans" fo:font-size="12pt" officeooo:rsid="03214911" style:font-size-asian="12pt" style:font-size-complex="12pt"/>
    </style:style>
    <style:style style:name="T33" style:family="text">
      <style:text-properties fo:color="#000000" style:font-name="DejaVu Sans" fo:font-size="12pt" officeooo:rsid="0334c639" style:font-size-asian="12pt" style:font-size-complex="12pt"/>
    </style:style>
    <style:style style:name="T34" style:family="text">
      <style:text-properties fo:color="#000000" style:font-name="DejaVu Sans" fo:font-size="12pt" officeooo:rsid="032536ca" style:font-size-asian="12pt" style:font-size-complex="12pt"/>
    </style:style>
    <style:style style:name="T35" style:family="text">
      <style:text-properties fo:color="#000000" style:font-name="DejaVu Sans" fo:font-size="12pt" officeooo:rsid="034f018e" style:font-size-asian="12pt" style:font-size-complex="12pt"/>
    </style:style>
    <style:style style:name="T36" style:family="text">
      <style:text-properties fo:color="#000000" style:font-name="DejaVu Sans" fo:font-size="12pt" officeooo:rsid="032a0c20" style:font-size-asian="12pt" style:font-size-complex="12pt"/>
    </style:style>
    <style:style style:name="T37" style:family="text">
      <style:text-properties fo:color="#000000" style:font-name="DejaVu Sans" fo:font-size="12pt" officeooo:rsid="0342ffc5" style:font-size-asian="12pt" style:font-size-complex="12pt"/>
    </style:style>
    <style:style style:name="T38" style:family="text">
      <style:text-properties fo:color="#000000" style:font-name="DejaVu Sans" fo:font-size="12pt" officeooo:rsid="034144bc" style:font-size-asian="12pt" style:font-size-complex="12pt"/>
    </style:style>
    <style:style style:name="T39" style:family="text">
      <style:text-properties fo:color="#000000" style:font-name="DejaVu Sans" fo:font-size="12pt" officeooo:rsid="0354cf57" style:font-size-asian="12pt" style:font-size-complex="12pt"/>
    </style:style>
    <style:style style:name="T40" style:family="text">
      <style:text-properties fo:color="#000000" style:font-name="DejaVu Sans" fo:font-size="12pt" officeooo:rsid="0356c25b" style:font-size-asian="12pt" style:font-size-complex="12pt"/>
    </style:style>
    <style:style style:name="T41" style:family="text">
      <style:text-properties fo:color="#000000" style:font-name="DejaVu Sans" fo:font-size="12pt" officeooo:rsid="0357169d" style:font-size-asian="12pt" style:font-size-complex="12pt"/>
    </style:style>
    <style:style style:name="T42" style:family="text">
      <style:text-properties fo:color="#000000" style:font-name="DejaVu Sans" fo:font-size="12pt" officeooo:rsid="03579734" style:font-size-asian="12pt" style:font-size-complex="12pt"/>
    </style:style>
    <style:style style:name="T43" style:family="text">
      <style:text-properties fo:color="#000000" style:font-name="DejaVu Sans" fo:font-size="12pt" officeooo:rsid="0357e256" style:font-size-asian="12pt" style:font-size-complex="12pt"/>
    </style:style>
    <style:style style:name="T44" style:family="text">
      <style:text-properties fo:color="#000000" style:font-name="DejaVu Sans" fo:font-size="12pt" officeooo:rsid="0357ef0d" style:font-size-asian="12pt" style:font-size-complex="12pt"/>
    </style:style>
    <style:style style:name="T45" style:family="text">
      <style:text-properties fo:color="#000000" style:font-name="DejaVu Sans" fo:font-size="12pt" officeooo:rsid="035eb01c" style:font-size-asian="12pt" style:font-size-complex="12pt"/>
    </style:style>
    <style:style style:name="T46" style:family="text">
      <style:text-properties fo:color="#000000" style:font-name="DejaVu Sans" fo:font-size="12pt" officeooo:rsid="0368ccb4" style:font-size-asian="12pt" style:font-size-complex="12pt"/>
    </style:style>
    <style:style style:name="T47" style:family="text">
      <style:text-properties fo:color="#000000" style:font-name="DejaVu Sans" fo:font-size="12pt" officeooo:rsid="036ac626" style:font-size-asian="12pt" style:font-size-complex="12pt"/>
    </style:style>
    <style:style style:name="T48" style:family="text">
      <style:text-properties fo:color="#000000" style:font-name="DejaVu Sans" fo:font-size="12pt" officeooo:rsid="036bd0ae" style:font-size-asian="12pt" style:font-size-complex="12pt"/>
    </style:style>
    <style:style style:name="T49" style:family="text">
      <style:text-properties fo:color="#000000" style:font-name="DejaVu Sans" fo:font-size="12pt" officeooo:rsid="036dc630" style:font-size-asian="12pt" style:font-size-complex="12pt"/>
    </style:style>
    <style:style style:name="T50" style:family="text">
      <style:text-properties fo:color="#000000" style:font-name="DejaVu Sans" fo:font-size="12pt" officeooo:rsid="036f11f1" style:font-size-asian="12pt" style:font-size-complex="12pt"/>
    </style:style>
    <style:style style:name="T51" style:family="text">
      <style:text-properties fo:color="#000000" style:font-name="DejaVu Sans" fo:font-size="12pt" officeooo:rsid="03710963" style:font-size-asian="12pt" style:font-size-complex="12pt"/>
    </style:style>
    <style:style style:name="T52" style:family="text">
      <style:text-properties fo:color="#000000" style:font-name="DejaVu Sans" fo:font-size="12pt" officeooo:rsid="0371eccb" style:font-size-asian="12pt" style:font-size-complex="12pt"/>
    </style:style>
    <style:style style:name="T53" style:family="text">
      <style:text-properties fo:color="#000000" style:font-name="DejaVu Sans" fo:font-size="12pt" officeooo:rsid="0377b936" style:font-size-asian="12pt" style:font-size-complex="12pt"/>
    </style:style>
    <style:style style:name="T54" style:family="text">
      <style:text-properties fo:color="#000000" style:font-name="DejaVu Sans" fo:font-size="12pt" officeooo:rsid="03809fd1" style:font-size-asian="12pt" style:font-size-complex="12pt"/>
    </style:style>
    <style:style style:name="T55" style:family="text">
      <style:text-properties fo:color="#000000" style:font-name="DejaVu Sans" fo:font-size="12pt" officeooo:rsid="038572e6" style:font-size-asian="12pt" style:font-size-complex="12pt"/>
    </style:style>
    <style:style style:name="T56" style:family="text">
      <style:text-properties fo:color="#000000" style:font-name="DejaVu Sans" fo:font-size="12pt" officeooo:rsid="0387c8c8" style:font-size-asian="12pt" style:font-size-complex="12pt"/>
    </style:style>
    <style:style style:name="T57" style:family="text">
      <style:text-properties fo:color="#000000" style:font-name="DejaVu Sans" fo:font-size="12pt" officeooo:rsid="0387cd0e" style:font-size-asian="12pt" style:font-size-complex="12pt"/>
    </style:style>
    <style:style style:name="T58" style:family="text">
      <style:text-properties fo:color="#000000" style:font-name="DejaVu Sans" fo:font-size="12pt" officeooo:rsid="038d45ac" style:font-size-asian="12pt" style:font-size-complex="12pt"/>
    </style:style>
    <style:style style:name="T59" style:family="text">
      <style:text-properties fo:color="#000000" style:font-name="DejaVu Sans" fo:font-size="12pt" officeooo:rsid="03940262" style:font-size-asian="12pt" style:font-size-complex="12pt"/>
    </style:style>
    <style:style style:name="T60" style:family="text">
      <style:text-properties fo:color="#000000" style:font-name="DejaVu Sans" fo:font-size="12pt" officeooo:rsid="0395904f" style:font-size-asian="12pt" style:font-size-complex="12pt"/>
    </style:style>
    <style:style style:name="T61" style:family="text">
      <style:text-properties fo:color="#000000" style:font-name="DejaVu Sans" fo:font-size="12pt" officeooo:rsid="03a6ee4e" style:font-size-asian="12pt" style:font-size-complex="12pt"/>
    </style:style>
    <style:style style:name="T62" style:family="text">
      <style:text-properties fo:color="#000000" style:font-name="DejaVu Sans" fo:font-size="12pt" officeooo:rsid="03a79664" style:font-size-asian="12pt" style:font-size-complex="12pt"/>
    </style:style>
    <style:style style:name="T63" style:family="text">
      <style:text-properties fo:color="#000000" style:font-name="DejaVu Sans" fo:font-size="12pt" officeooo:rsid="03a7c26a" style:font-size-asian="12pt" style:font-size-complex="12pt"/>
    </style:style>
    <style:style style:name="T64" style:family="text">
      <style:text-properties fo:color="#000000" style:font-name="DejaVu Sans" fo:font-size="12pt" officeooo:rsid="03a9460e" style:font-size-asian="12pt" style:font-size-complex="12pt"/>
    </style:style>
    <style:style style:name="T65" style:family="text">
      <style:text-properties fo:color="#000000" style:font-name="DejaVu Sans" fo:font-size="12pt" officeooo:rsid="03adfe4b" style:font-size-asian="12pt" style:font-size-complex="12pt"/>
    </style:style>
    <style:style style:name="T66" style:family="text">
      <style:text-properties fo:color="#000000" style:font-name="DejaVu Sans" fo:font-size="12pt" officeooo:rsid="03b31763" style:font-size-asian="12pt" style:font-size-complex="12pt"/>
    </style:style>
    <style:style style:name="T67" style:family="text">
      <style:text-properties fo:color="#000000" style:font-name="DejaVu Sans" fo:font-size="12pt" officeooo:rsid="02d1e348" fo:background-color="transparent" loext:char-shading-value="0" style:font-size-asian="12pt" style:font-size-complex="12pt"/>
    </style:style>
    <style:style style:name="T68" style:family="text">
      <style:text-properties fo:color="#000000" style:font-name="DejaVu Sans" fo:font-size="12pt" officeooo:rsid="030e382e" fo:background-color="transparent" loext:char-shading-value="0" style:font-size-asian="12pt" style:font-size-complex="12pt"/>
    </style:style>
    <style:style style:name="T69" style:family="text">
      <style:text-properties fo:color="#000000" style:font-name="DejaVu Sans" fo:font-size="12pt" officeooo:rsid="02e18bd7" fo:background-color="transparent" loext:char-shading-value="0" style:font-size-asian="12pt" style:font-size-complex="12pt"/>
    </style:style>
    <style:style style:name="T70" style:family="text">
      <style:text-properties fo:color="#000000" style:font-name="DejaVu Sans" fo:font-size="12pt" officeooo:rsid="0317623a" fo:background-color="transparent" loext:char-shading-value="0" style:font-size-asian="12pt" style:font-size-complex="12pt"/>
    </style:style>
    <style:style style:name="T71" style:family="text">
      <style:text-properties fo:color="#000000" style:font-name="DejaVu Sans" fo:font-size="12pt" officeooo:rsid="0314224e" fo:background-color="transparent" loext:char-shading-value="0" style:font-size-asian="12pt" style:font-size-complex="12pt"/>
    </style:style>
    <style:style style:name="T72" style:family="text">
      <style:text-properties fo:color="#000000" style:font-name="DejaVu Sans" fo:font-size="12pt" officeooo:rsid="0348a3f5" fo:background-color="transparent" loext:char-shading-value="0" style:font-size-asian="12pt" style:font-size-complex="12pt"/>
    </style:style>
    <style:style style:name="T73" style:family="text">
      <style:text-properties fo:color="#000000" style:font-name="DejaVu Sans" fo:font-size="12pt" officeooo:rsid="03110e49" fo:background-color="transparent" loext:char-shading-value="0" style:font-size-asian="12pt" style:font-size-complex="12pt"/>
    </style:style>
    <style:style style:name="T74" style:family="text">
      <style:text-properties fo:color="#000000" style:font-name="DejaVu Sans" fo:font-size="12pt" officeooo:rsid="0311e5b5" fo:background-color="transparent" loext:char-shading-value="0" style:font-size-asian="12pt" style:font-size-complex="12pt"/>
    </style:style>
    <style:style style:name="T75" style:family="text">
      <style:text-properties fo:color="#000000" style:font-name="DejaVu Sans" fo:font-size="12pt" officeooo:rsid="0303475b" fo:background-color="transparent" loext:char-shading-value="0" style:font-size-asian="12pt" style:font-size-complex="12pt"/>
    </style:style>
    <style:style style:name="T76" style:family="text">
      <style:text-properties fo:color="#000000" style:font-name="DejaVu Sans" fo:font-size="12pt" officeooo:rsid="03179547" fo:background-color="transparent" loext:char-shading-value="0" style:font-size-asian="12pt" style:font-size-complex="12pt"/>
    </style:style>
    <style:style style:name="T77" style:family="text">
      <style:text-properties fo:color="#000000" style:font-name="DejaVu Sans" fo:font-size="12pt" officeooo:rsid="031365a4" fo:background-color="transparent" loext:char-shading-value="0" style:font-size-asian="12pt" style:font-size-complex="12pt"/>
    </style:style>
    <style:style style:name="T78" style:family="text">
      <style:text-properties fo:color="#000000" style:font-name="DejaVu Sans" fo:font-size="12pt" officeooo:rsid="032dffee" fo:background-color="transparent" loext:char-shading-value="0" style:font-size-asian="12pt" style:font-size-complex="12pt"/>
    </style:style>
    <style:style style:name="T79" style:family="text">
      <style:text-properties fo:color="#000000" style:font-name="DejaVu Sans" fo:font-size="12pt" officeooo:rsid="034c90d0" fo:background-color="transparent" loext:char-shading-value="0" style:font-size-asian="12pt" style:font-size-complex="12pt"/>
    </style:style>
    <style:style style:name="T80" style:family="text">
      <style:text-properties fo:color="#000000" style:font-name="DejaVu Sans" fo:font-size="12pt" officeooo:rsid="02fce1d8" fo:background-color="transparent" loext:char-shading-value="0" style:font-size-asian="12pt" style:font-size-complex="12pt"/>
    </style:style>
    <style:style style:name="T81" style:family="text">
      <style:text-properties fo:color="#000000" style:font-name="DejaVu Sans" fo:font-size="12pt" officeooo:rsid="02fe003f" fo:background-color="transparent" loext:char-shading-value="0" style:font-size-asian="12pt" style:font-size-complex="12pt"/>
    </style:style>
    <style:style style:name="T82" style:family="text">
      <style:text-properties fo:color="#000000" style:font-name="DejaVu Sans" fo:font-size="12pt" officeooo:rsid="02fb05c5" fo:background-color="transparent" loext:char-shading-value="0" style:font-size-asian="12pt" style:font-size-complex="12pt"/>
    </style:style>
    <style:style style:name="T83" style:family="text">
      <style:text-properties fo:color="#000000" style:font-name="DejaVu Sans" fo:font-size="12pt" officeooo:rsid="03271e37" fo:background-color="transparent" loext:char-shading-value="0" style:font-size-asian="12pt" style:font-size-complex="12pt"/>
    </style:style>
    <style:style style:name="T84" style:family="text">
      <style:text-properties fo:color="#000000" style:font-name="DejaVu Sans" fo:font-size="12pt" officeooo:rsid="02f90681" fo:background-color="transparent" loext:char-shading-value="0" style:font-size-asian="12pt" style:font-size-complex="12pt"/>
    </style:style>
    <style:style style:name="T85" style:family="text">
      <style:text-properties fo:color="#000000" style:font-name="DejaVu Sans" fo:font-size="12pt" officeooo:rsid="02ffbc80" fo:background-color="transparent" loext:char-shading-value="0" style:font-size-asian="12pt" style:font-size-complex="12pt"/>
    </style:style>
    <style:style style:name="T86" style:family="text">
      <style:text-properties fo:color="#000000" style:font-name="DejaVu Sans" fo:font-size="12pt" officeooo:rsid="03363502" fo:background-color="transparent" loext:char-shading-value="0" style:font-size-asian="12pt" style:font-size-complex="12pt"/>
    </style:style>
    <style:style style:name="T87" style:family="text">
      <style:text-properties fo:color="#000000" style:font-name="DejaVu Sans" fo:font-size="12pt" officeooo:rsid="03214911" fo:background-color="transparent" loext:char-shading-value="0" style:font-size-asian="12pt" style:font-size-complex="12pt"/>
    </style:style>
    <style:style style:name="T88" style:family="text">
      <style:text-properties fo:color="#000000" style:font-name="DejaVu Sans" fo:font-size="12pt" officeooo:rsid="035bf182" fo:background-color="transparent" loext:char-shading-value="0" style:font-size-asian="12pt" style:font-size-complex="12pt"/>
    </style:style>
    <style:style style:name="T89" style:family="text">
      <style:text-properties fo:color="#000000" style:font-name="DejaVu Sans" fo:font-size="12pt" officeooo:rsid="035c3d67" fo:background-color="transparent" loext:char-shading-value="0" style:font-size-asian="12pt" style:font-size-complex="12pt"/>
    </style:style>
    <style:style style:name="T90" style:family="text">
      <style:text-properties fo:color="#000000" style:font-name="DejaVu Sans" fo:font-size="12pt" officeooo:rsid="035ed7ff" fo:background-color="transparent" loext:char-shading-value="0" style:font-size-asian="12pt" style:font-size-complex="12pt"/>
    </style:style>
    <style:style style:name="T91" style:family="text">
      <style:text-properties fo:color="#000000" style:font-name="DejaVu Sans" fo:font-size="12pt" officeooo:rsid="0360b74e" fo:background-color="transparent" loext:char-shading-value="0" style:font-size-asian="12pt" style:font-size-complex="12pt"/>
    </style:style>
    <style:style style:name="T92" style:family="text">
      <style:text-properties fo:color="#000000" style:font-name="DejaVu Sans" fo:font-size="12pt" officeooo:rsid="0363c867" fo:background-color="transparent" loext:char-shading-value="0" style:font-size-asian="12pt" style:font-size-complex="12pt"/>
    </style:style>
    <style:style style:name="T93" style:family="text">
      <style:text-properties fo:color="#000000" style:font-name="DejaVu Sans" fo:font-size="12pt" officeooo:rsid="03653f92" fo:background-color="transparent" loext:char-shading-value="0" style:font-size-asian="12pt" style:font-size-complex="12pt"/>
    </style:style>
    <style:style style:name="T94" style:family="text">
      <style:text-properties fo:color="#000000" style:font-name="DejaVu Sans" fo:font-size="12pt" officeooo:rsid="036521dc" fo:background-color="transparent" loext:char-shading-value="0" style:font-size-asian="12pt" style:font-size-complex="12pt"/>
    </style:style>
    <style:style style:name="T95" style:family="text">
      <style:text-properties fo:color="#000000" style:font-name="DejaVu Sans" fo:font-size="12pt" officeooo:rsid="03672432" fo:background-color="transparent" loext:char-shading-value="0" style:font-size-asian="12pt" style:font-size-complex="12pt"/>
    </style:style>
    <style:style style:name="T96" style:family="text">
      <style:text-properties fo:color="#000000" style:font-name="DejaVu Sans" fo:font-size="12pt" officeooo:rsid="0368ccb4" fo:background-color="transparent" loext:char-shading-value="0" style:font-size-asian="12pt" style:font-size-complex="12pt"/>
    </style:style>
    <style:style style:name="T97" style:family="text">
      <style:text-properties fo:color="#000000" style:font-name="DejaVu Sans" fo:font-size="12pt" officeooo:rsid="03762105" fo:background-color="transparent" loext:char-shading-value="0" style:font-size-asian="12pt" style:font-size-complex="12pt"/>
    </style:style>
    <style:style style:name="T98" style:family="text">
      <style:text-properties fo:color="#000000" style:font-name="DejaVu Sans" fo:font-size="12pt" officeooo:rsid="037c44b0" fo:background-color="transparent" loext:char-shading-value="0" style:font-size-asian="12pt" style:font-size-complex="12pt"/>
    </style:style>
    <style:style style:name="T99" style:family="text">
      <style:text-properties fo:color="#000000" style:font-name="DejaVu Sans" fo:font-size="12pt" officeooo:rsid="037d548a" fo:background-color="transparent" loext:char-shading-value="0" style:font-size-asian="12pt" style:font-size-complex="12pt"/>
    </style:style>
    <style:style style:name="T100" style:family="text">
      <style:text-properties fo:color="#000000" style:font-name="DejaVu Sans" fo:font-size="12pt" officeooo:rsid="037e8d8f" fo:background-color="transparent" loext:char-shading-value="0" style:font-size-asian="12pt" style:font-size-complex="12pt"/>
    </style:style>
    <style:style style:name="T101" style:family="text">
      <style:text-properties fo:color="#000000" style:font-name="DejaVu Sans" fo:font-size="12pt" officeooo:rsid="038398c2" fo:background-color="transparent" loext:char-shading-value="0" style:font-size-asian="12pt" style:font-size-complex="12pt"/>
    </style:style>
    <style:style style:name="T102" style:family="text">
      <style:text-properties fo:color="#000000" style:font-name="DejaVu Sans" fo:font-size="12pt" officeooo:rsid="039aac2c" fo:background-color="transparent" loext:char-shading-value="0" style:font-size-asian="12pt" style:font-size-complex="12pt"/>
    </style:style>
    <style:style style:name="T103" style:family="text">
      <style:text-properties fo:color="#000000" style:font-name="DejaVu Sans" fo:font-size="12pt" officeooo:rsid="03af5ddf" fo:background-color="transparent" loext:char-shading-value="0" style:font-size-asian="12pt" style:font-size-complex="12pt"/>
    </style:style>
    <style:style style:name="T104" style:family="text">
      <style:text-properties fo:color="#000000" style:font-name="DejaVu Sans" fo:font-size="12pt" officeooo:rsid="03b31763" fo:background-color="transparent" loext:char-shading-value="0" style:font-size-asian="12pt" style:font-size-complex="12pt"/>
    </style:style>
    <style:style style:name="T105" style:family="text">
      <style:text-properties fo:color="#000000" style:font-name="DejaVu Sans" fo:font-size="12pt" officeooo:rsid="03b3b273" fo:background-color="transparent" loext:char-shading-value="0" style:font-size-asian="12pt" style:font-size-complex="12pt"/>
    </style:style>
    <style:style style:name="T106" style:family="text">
      <style:text-properties fo:color="#000000" style:font-name="DejaVu Sans" fo:font-size="12pt" officeooo:rsid="03b54359" fo:background-color="transparent" loext:char-shading-value="0" style:font-size-asian="12pt" style:font-size-complex="12pt"/>
    </style:style>
    <style:style style:name="T107" style:family="text">
      <style:text-properties fo:color="#000000" style:font-name="DejaVu Sans" fo:font-size="12pt" officeooo:rsid="03b64029" fo:background-color="transparent" loext:char-shading-value="0" style:font-size-asian="12pt" style:font-size-complex="12pt"/>
    </style:style>
    <style:style style:name="T108" style:family="text">
      <style:text-properties fo:color="#000000" style:font-name="DejaVu Sans" fo:font-size="12pt" officeooo:rsid="03b72c69" fo:background-color="transparent" loext:char-shading-value="0" style:font-size-asian="12pt" style:font-size-complex="12pt"/>
    </style:style>
    <style:style style:name="T109" style:family="text">
      <style:text-properties fo:color="#000000" style:font-name="DejaVu Sans" fo:font-size="12pt" officeooo:rsid="03b7fac1" fo:background-color="transparent" loext:char-shading-value="0" style:font-size-asian="12pt" style:font-size-complex="12pt"/>
    </style:style>
    <style:style style:name="T110" style:family="text">
      <style:text-properties fo:color="#000000" style:font-name="DejaVu Sans" fo:font-size="12pt" officeooo:rsid="03b9d682" fo:background-color="transparent" loext:char-shading-value="0" style:font-size-asian="12pt" style:font-size-complex="12pt"/>
    </style:style>
    <style:style style:name="T111" style:family="text">
      <style:text-properties fo:color="#000000" style:font-name="DejaVu Sans" fo:font-size="12pt" officeooo:rsid="03bafcaa" fo:background-color="transparent" loext:char-shading-value="0" style:font-size-asian="12pt" style:font-size-complex="12pt"/>
    </style:style>
    <style:style style:name="T112" style:family="text">
      <style:text-properties fo:color="#000000" style:font-name="DejaVu Sans" fo:font-size="12pt" officeooo:rsid="03bbc20f" fo:background-color="transparent" loext:char-shading-value="0" style:font-size-asian="12pt" style:font-size-complex="12pt"/>
    </style:style>
    <style:style style:name="T113" style:family="text">
      <style:text-properties fo:color="#000000" style:font-name="DejaVu Sans" fo:font-size="12pt" officeooo:rsid="03bd1637" fo:background-color="transparent" loext:char-shading-value="0" style:font-size-asian="12pt" style:font-size-complex="12pt"/>
    </style:style>
    <style:style style:name="T114" style:family="text">
      <style:text-properties fo:color="#000000" style:font-name="DejaVu Sans" fo:font-size="12pt" officeooo:rsid="03bff00f" fo:background-color="transparent" loext:char-shading-value="0" style:font-size-asian="12pt" style:font-size-complex="12pt"/>
    </style:style>
    <style:style style:name="T115" style:family="text">
      <style:text-properties fo:color="#000000" style:font-name="DejaVu Sans" fo:font-size="12pt" fo:font-weight="normal" style:font-size-asian="12pt" style:font-weight-asian="normal" style:font-size-complex="12pt" style:font-weight-complex="normal"/>
    </style:style>
    <style:style style:name="T116" style:family="text">
      <style:text-properties fo:color="#000000" style:font-name="DejaVu Sans" fo:font-size="12pt" fo:font-weight="normal" officeooo:rsid="031beaab" style:font-size-asian="12pt" style:font-weight-asian="normal" style:font-size-complex="12pt" style:font-weight-complex="normal"/>
    </style:style>
    <style:style style:name="T117" style:family="text">
      <style:text-properties fo:color="#000000" style:font-name="DejaVu Sans" fo:font-size="12pt" fo:font-weight="normal" officeooo:rsid="02e10aa9" style:font-size-asian="12pt" style:font-weight-asian="normal" style:font-size-complex="12pt" style:font-weight-complex="normal"/>
    </style:style>
    <style:style style:name="T118" style:family="text">
      <style:text-properties fo:color="#000000" style:font-name="DejaVu Sans" fo:font-size="12pt" fo:font-weight="normal" officeooo:rsid="031b53ea" style:font-size-asian="12pt" style:font-weight-asian="normal" style:font-size-complex="12pt" style:font-weight-complex="normal"/>
    </style:style>
    <style:style style:name="T119" style:family="text">
      <style:text-properties fo:color="#000000" style:font-name="DejaVu Sans" fo:font-size="12pt" fo:font-weight="normal" officeooo:rsid="032fb979" style:font-size-asian="12pt" style:font-weight-asian="normal" style:font-size-complex="12pt" style:font-weight-complex="normal"/>
    </style:style>
    <style:style style:name="T120" style:family="text">
      <style:text-properties fo:color="#000000" style:font-name="DejaVu Sans" fo:font-size="12pt" fo:font-weight="normal" officeooo:rsid="03a6d267" style:font-size-asian="12pt" style:font-weight-asian="normal" style:font-size-complex="12pt" style:font-weight-complex="normal"/>
    </style:style>
    <style:style style:name="T121"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22" style:family="text">
      <style:text-properties fo:color="#000000" style:font-name="Aharoni CLM" fo:font-size="16pt" style:font-size-asian="1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E256 </text:span><text:span text:style-name="T8">textile-</text:span><text:span text:style-name="T10">Synthétiseur</text:span><text:span text:style-name="T8"> </text:span><text:span text:style-name="T9">~</text:span><text:span text:style-name="T7"><text:line-break/></text:span><text:span text:style-name="T122">Exploration musicale par le toucher</text:span></text:p>
      <text:p text:style-name="P4"><text:span text:style-name="T66">Les synthétiseurs-textiles E256</text:span><text:span text:style-name="T97"> </text:span><text:span text:style-name="T104">sont des interfaces numériques produit</text:span><text:span text:style-name="T105">e</text:span><text:span text:style-name="T104">s</text:span><text:span text:style-name="T85"> </text:span><text:span text:style-name="T104">de façon artisanale </text:span><text:span text:style-name="T105">à partir</text:span><text:span text:style-name="T104"> de</text:span><text:span text:style-name="T98"> </text:span><text:span text:style-name="T105">procédés</text:span><text:span text:style-name="T98"> textiles </text:span><text:span text:style-name="T105">astucieux </text:span><text:span text:style-name="T107">et de</text:span><text:span text:style-name="T114">s</text:span><text:span text:style-name="T107"> solutions électroniques développées sur mesure</text:span><text:span text:style-name="T97">.</text:span><text:span text:style-name="T85"> </text:span><text:span text:style-name="T104">Ces</text:span><text:span text:style-name="T67"> </text:span><text:span text:style-name="T105">interfaces Multi-touch </text:span><text:span text:style-name="T107">en textile</text:span><text:span text:style-name="T67"> </text:span><text:span text:style-name="T105">permettent de</text:span><text:span text:style-name="T68"> </text:span><text:span text:style-name="T103">jouer de</text:span><text:span text:style-name="T105">s</text:span><text:span text:style-name="T103"> musique</text:span><text:span text:style-name="T105">s</text:span><text:span text:style-name="T103"> électronique</text:span><text:span text:style-name="T105">s</text:span><text:span text:style-name="T103"> </text:span><text:span text:style-name="T105">en </text:span><text:span text:style-name="T106">contrôlant</text:span><text:span text:style-name="T105"> une multitude de </text:span><text:span text:style-name="T106">param</text:span><text:span text:style-name="T113">è</text:span><text:span text:style-name="T106">tr</text:span><text:span text:style-name="T113">e</text:span><text:span text:style-name="T106">s</text:span><text:span text:style-name="T105"> </text:span><text:span text:style-name="T107">sonores</text:span><text:span text:style-name="T105"> par le toucher</text:span><text:span text:style-name="T67">. </text:span><text:span text:style-name="T108">L</text:span><text:span text:style-name="T104">es </text:span><text:span text:style-name="T107">reliefs du textile</text:span><text:span text:style-name="T104"> </text:span><text:span text:style-name="T110">forment des repaires tactiles qui permettent</text:span><text:span text:style-name="T108"> de </text:span><text:span text:style-name="T109">g</text:span><text:span text:style-name="T105">u</text:span><text:span text:style-name="T106">id</text:span><text:span text:style-name="T108">er le toucher </text:span><text:span text:style-name="T109">au cour de </text:span><text:span text:style-name="T108">l’interprétation musicale, </text:span><text:span text:style-name="T109">cela </text:span><text:span text:style-name="T112">pour</text:span><text:span text:style-name="T109"> </text:span><text:span text:style-name="T108">libérer le regard du support</text:span><text:span text:style-name="T69">,</text:span><text:span text:style-name="T110"> </text:span><text:span text:style-name="T111">développer</text:span><text:span text:style-name="T110"> un</text:span><text:span text:style-name="T107"> jeux intuitif </text:span><text:span text:style-name="T113">et </text:span><text:span text:style-name="T69">favoriser une écoute attentive</text:span><text:span text:style-name="T107">.</text:span><text:span text:style-name="T108"> Sortes de</text:span><text:span text:style-name="T99"> cartographies tactiles et sonores, </text:span><text:span text:style-name="T108">c</text:span><text:span text:style-name="T99">es </text:span><text:span text:style-name="T104">synthétiseurs</text:span><text:span text:style-name="T71"> </text:span><text:span text:style-name="T108">peuvent </text:span><text:span text:style-name="T114">notemment </text:span><text:span text:style-name="T108">être utilisés par des personnes non voyantes</text:span><text:span text:style-name="T69">.</text:span></text:p>
      <text:p text:style-name="P3"><text:span text:style-name="T70">C</text:span><text:span text:style-name="T73">onçus à partir </text:span><text:span text:style-name="T67">de textiles fonctionnels (textiles conducteurs et résistifs), </text:span><text:span text:style-name="T70">c</text:span><text:span text:style-name="T67">es interfaces </text:span><text:span text:style-name="T74">permettent</text:span><text:span text:style-name="T67"> </text:span><text:span text:style-name="T74">d’</text:span><text:span text:style-name="T75">analyse</text:span><text:span text:style-name="T74">r</text:span><text:span text:style-name="T75"> et</text:span><text:span text:style-name="T67"> caractéris</text:span><text:span text:style-name="T76">er</text:span><text:span text:style-name="T75"> </text:span><text:span text:style-name="T67">le toucher </text:span><text:span text:style-name="T74">(</text:span><text:span text:style-name="T70">nombre de contacts, </text:span><text:span text:style-name="T77">p</text:span><text:span text:style-name="T74">osition</text:span><text:span text:style-name="T77">s</text:span><text:span text:style-name="T74">, taille</text:span><text:span text:style-name="T77">s</text:span><text:span text:style-name="T70">, </text:span><text:span text:style-name="T74">pression</text:span><text:span text:style-name="T77">s</text:span><text:span text:style-name="T74">, vitesse</text:span><text:span text:style-name="T77">s</text:span><text:span text:style-name="T74"> de déplacement</text:span><text:span text:style-name="T77">s</text:span><text:span text:style-name="T74">, etc)</text:span><text:span text:style-name="T67">.</text:span><text:span text:style-name="T72"> D</text:span><text:span text:style-name="T77">’une simple caresse à </text:span><text:span text:style-name="T78">une forte pression, </text:span><text:span text:style-name="T92">l</text:span><text:span text:style-name="T79">e</text:span><text:span text:style-name="T88">s gestes et touchers</text:span><text:span text:style-name="T69"> </text:span><text:span text:style-name="T72">propre</text:span><text:span text:style-name="T88">s</text:span><text:span text:style-name="T72"> au medium textile</text:span><text:span text:style-name="T77"> </text:span><text:span text:style-name="T88">peuvent être </text:span><text:span text:style-name="T90">ainsi </text:span><text:span text:style-name="T88">utilisés pour</text:span><text:span text:style-name="T80"> favoriser un contrôle intuitif et expressif des sons. </text:span><text:span text:style-name="T93">Nous pourrions par exemple</text:span><text:span text:style-name="T91"> </text:span><text:span text:style-name="T87">falsifier</text:span><text:span text:style-name="T94"> le son d’une caresse </text:span><text:span text:style-name="T93">en produisant une </text:span><text:span text:style-name="T89">énergie</text:span><text:span text:style-name="T86"> </text:span><text:span text:style-name="T93">sonore qui</text:span><text:span text:style-name="T95"> </text:span><text:span text:style-name="T86">correspond </text:span><text:span text:style-name="T94">au geste capté </text:span><text:span text:style-name="T93">tout en</text:span><text:span text:style-name="T94"> </text:span><text:span text:style-name="T93">restituant un</text:span><text:span text:style-name="T94"> </text:span><text:span text:style-name="T93">son</text:span><text:span text:style-name="T94"> </text:span><text:span text:style-name="T95">décalé</text:span><text:span text:style-name="T94">.</text:span><text:span text:style-name="T86"> </text:span><text:span text:style-name="T79">Pour </text:span><text:span text:style-name="T81">permet</text:span><text:span text:style-name="T77">t</text:span><text:span text:style-name="T102">r</text:span><text:span text:style-name="T77">e</text:span><text:span text:style-name="T82"> </text:span><text:span text:style-name="T88">une </text:span><text:span text:style-name="T79">implication du</text:span><text:span text:style-name="T69"> corps </text:span><text:span text:style-name="T70">dans </text:span><text:span text:style-name="T83">le</text:span><text:span text:style-name="T70"> jeu</text:span><text:span text:style-name="T81"> </text:span><text:span text:style-name="T70">musical</text:span><text:span text:style-name="T81">,</text:span><text:span text:style-name="T84"> ces</text:span><text:span text:style-name="T69"> </text:span><text:span text:style-name="T100">inter</text:span><text:span text:style-name="T101">faces</text:span><text:span text:style-name="T85"> </text:span><text:span text:style-name="T81">offre</text:span><text:span text:style-name="T77">nt</text:span><text:span text:style-name="T81"> </text:span><text:span text:style-name="T100">des</text:span><text:span text:style-name="T96"> </text:span><text:span text:style-name="T100">surfaces</text:span><text:span text:style-name="T96"> </text:span><text:span text:style-name="T101">d’interactions </text:span><text:span text:style-name="T85">généreuse</text:span><text:span text:style-name="T77">s.</text:span><text:span text:style-name="T85"> </text:span><text:span text:style-name="T15">L</text:span><text:span text:style-name="T14">’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14"> </text:span><text:span text:style-name="T16">conçu</text:span><text:span text:style-name="T15"> e</text:span><text:span text:style-name="T14">n 2005, est un textile </text:span><text:span text:style-name="T17">tactile </text:span><text:span text:style-name="T14">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14">. </text:span><text:span text:style-name="T13">Pour rendre ces technologies accessibles, j</text:span><text:span text:style-name="T12">’attache une grande importance </text:span><text:span text:style-name="T18">à la documentation et </text:span><text:span text:style-name="T12">au choix des outils </text:span><text:span text:style-name="T17">et matériaux </text:span><text:span text:style-name="T12">nécessaires à </text:span><text:span text:style-name="T18">leur</text:span><text:span text:style-name="T12"> fabrication. </text:span><text:span text:style-name="T120">Je cherche à diffuser ces technologies</text:span><text:span text:style-name="T116"> </text:span><text:span text:style-name="T120">en contribuant à</text:span><text:span text:style-name="T116"> des publications scientifiques et </text:span><text:span text:style-name="T115">conférences </text:span><text:span text:style-name="T116">internationales </text:span><text:span text:style-name="T117">tel</text:span><text:span text:style-name="T116">les</text:span><text:span text:style-name="T117"> que </text:span><text:span text:style-name="T115">: </text:span><text:span text:style-name="T116">IHM-07 </text:span><text:span text:style-name="T118">(</text:span><text:span text:style-name="T119">Paris</text:span><text:span text:style-name="T118">), </text:span><text:span text:style-name="T115">NIME’17 </text:span><text:span text:style-name="T119">(</text:span><text:span text:style-name="Strong_20_Emphasis"><text:span text:style-name="T121">Copenhague</text:span></text:span><text:span text:style-name="T119">)</text:span><text:span text:style-name="T115">, MOCO 2017 </text:span><text:span text:style-name="T119">(Londres</text:span><text:span text:style-name="T115">). </text:span><text:span text:style-name="T2">Récemment 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12">Au delà du domaine musical, qui représente </text:span><text:span text:style-name="T19">pour moi </text:span><text:span text:style-name="T20">un</text:span><text:span text:style-name="T21"> </text:span><text:span text:style-name="T15">axe de recherche </text:span><text:span text:style-name="T21">pri</text:span><text:span text:style-name="T19">vilégi</text:span><text:span text:style-name="T22">é</text:span><text:span text:style-name="T12">, </text:span><text:span text:style-name="T23">il m’arrive d’</text:span><text:span text:style-name="T15">explorer</text:span><text:span text:style-name="T23"> </text:span><text:span text:style-name="T15">d’autres </text:span><text:span text:style-name="T12">applications. </text:span><text:span text:style-name="T15">J’</text:span><text:span text:style-name="T24">ai notamment travaillé</text:span><text:span text:style-name="T25"> </text:span><text:span text:style-name="T24">pour </text:span><text:span text:style-name="T15">la société </text:span><text:span text:style-name="T23">PSA </text:span><text:span text:style-name="T26">(</text:span><text:span text:style-name="T25">20</text:span><text:span text:style-name="T26">16-2017) </text:span><text:span text:style-name="T24">sur </text:span><text:span text:style-name="T15">un projet </text:span><text:span text:style-name="T20">de commandes tactiles</text:span><text:span text:style-name="T15"> pour</text:span><text:span text:style-name="T23"> </text:span><text:span text:style-name="T12">l’automobile</text:span><text:span text:style-name="T23"> </text:span><text:span text:style-name="T46">et</text:span><text:span text:style-name="T24"> </text:span><text:span text:style-name="T46">j</text:span><text:span text:style-name="T24">e </text:span><text:soft-page-break/><text:span text:style-name="T24">développe actuellement</text:span><text:span text:style-name="T15"> un </text:span><text:span text:style-name="T24">produit</text:span><text:span text:style-name="T15"> </text:span><text:span text:style-name="T27">avec retour haptique </text:span><text:span text:style-name="T15">pour </text:span><text:span text:style-name="T26">d</text:span><text:span text:style-name="T15">es personnes atteintes </text:span><text:span text:style-name="T28">de </text:span><text:span text:style-name="T29">trouble</text:span><text:span text:style-name="T61">s</text:span><text:span text:style-name="T29"> du comportement</text:span><text:span text:style-name="T23"> (Worth project)</text:span><text:span text:style-name="T12">. </text:span></text:p>
      <text:p text:style-name="P3"><text:span text:style-name="T40">Je débute en </text:span><text:span text:style-name="T65">janvier</text:span><text:span text:style-name="T40">, une</text:span><text:span text:style-name="T37"> </text:span><text:span text:style-name="T26">thèse</text:span><text:span text:style-name="T37"> </text:span><text:span text:style-name="T38">basée sur la pratique </text:span><text:span text:style-name="T36">à l’université </text:span><text:span text:style-name="T26">de Loughborough (EN). </text:span><text:span text:style-name="T40">Cette thèse </text:span><text:span text:style-name="T60">qui porte sur la question de l’usage musical des interfaces textiles, me donnera</text:span><text:span text:style-name="T40"> </text:span><text:span text:style-name="T64">notamment </text:span><text:span text:style-name="T40">accès à de</text:span><text:span text:style-name="T56">s</text:span><text:span text:style-name="T39"> </text:span><text:span text:style-name="T38">ressources </text:span><text:span text:style-name="T56">humaines et matériel</text:span><text:span text:style-name="T62">les</text:span><text:span text:style-name="T56"> </text:span><text:span text:style-name="T63">pour pouvoir</text:span><text:span text:style-name="T58"> </text:span><text:span text:style-name="T55">développer et prototyper la partie textile d</text:span><text:span text:style-name="T56">e mes recherches</text:span><text:span text:style-name="T41">. Être accueilli au sein de l</text:span><text:span text:style-name="T39">a résidence en recherche artistique de l’IRCAM</text:span><text:span text:style-name="T37"> </text:span><text:span text:style-name="T39">me permettrait </text:span><text:span text:style-name="T44">d’appuyer</text:span><text:span text:style-name="T42"> </text:span><text:span text:style-name="T45">ce</text:span><text:span text:style-name="T42"> travail de thèse sur de solides </text:span><text:span text:style-name="T43">connaissances dans le </text:span><text:span text:style-name="T30">domaine sonore </text:span><text:span text:style-name="T55">et</text:span><text:span text:style-name="T45"> </text:span><text:span text:style-name="T44">la captation du </text:span><text:span text:style-name="T43">geste.</text:span><text:span text:style-name="T47"> </text:span><text:span text:style-name="T51">Nous pourrions</text:span><text:span text:style-name="T34"> </text:span><text:span text:style-name="T51">ensemble, </text:span><text:span text:style-name="T34">amplifier l’expérience </text:span><text:span text:style-name="T53">que proposent</text:span><text:span text:style-name="T51"> ces textiles, développer des o</text:span><text:span text:style-name="T48">utils </text:span><text:span text:style-name="T56">numériques</text:span><text:span text:style-name="T48"> </text:span><text:span text:style-name="T56">spécifiques</text:span><text:span text:style-name="T51"> </text:span><text:span text:style-name="T59">pour</text:span><text:span text:style-name="T56"> la</text:span><text:span text:style-name="T48"> </text:span><text:span text:style-name="T35">compos</text:span><text:span text:style-name="T56">ition </text:span><text:span text:style-name="T57">musicale</text:span><text:span text:style-name="T47">, </text:span><text:span text:style-name="T51">réfléchir à la c</text:span><text:span text:style-name="T33">ohéren</text:span><text:span text:style-name="T31">ce</text:span><text:span text:style-name="T33"> </text:span><text:span text:style-name="T48">entre </text:span><text:span text:style-name="T51">type de </text:span><text:span text:style-name="T33">toucher </text:span><text:span text:style-name="T49">et</text:span><text:span text:style-name="T47"> </text:span><text:span text:style-name="T32">modalité de jeux </text:span><text:span text:style-name="T52">et </text:span><text:span text:style-name="T50">d</text:span><text:span text:style-name="T35">évelopper </text:span><text:span text:style-name="T52">des </text:span><text:span text:style-name="T31">contenu</text:span><text:span text:style-name="T52">s</text:span><text:span text:style-name="T31"> musica</text:span><text:span text:style-name="T52">ux</text:span><text:span text:style-name="T31"> </text:span><text:span text:style-name="T52">pour illustrer </text:span><text:span text:style-name="T54">le potentiel</text:span><text:span text:style-name="T52"> </text:span><text:span text:style-name="T54">de</text:span><text:span text:style-name="T52"> ce </text:span><text:span text:style-name="T54">nouveau type</text:span><text:span text:style-name="T52"> </text:span><text:span text:style-name="T57">d’</text:span><text:span text:style-name="T52">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10-12T08:41:05.881670476</dc:date>
    <meta:editing-duration>P15DT13H5M30S</meta:editing-duration>
    <meta:editing-cycles>680</meta:editing-cycles>
    <meta:generator>LibreOffice/6.1.5.2$Linux_X86_64 LibreOffice_project/10$Build-2</meta:generator>
    <meta:print-date>2019-11-25T12:45:35.327578918</meta:print-date>
    <meta:document-statistic meta:table-count="0" meta:image-count="0" meta:object-count="0" meta:page-count="2" meta:paragraph-count="6" meta:word-count="532" meta:character-count="3698" meta:non-whitespace-character-count="3171"/>
  </office:meta>
</office:document-meta>
</file>